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228in"/>
    </style:style>
    <style:style style:name="co5" style:family="table-column">
      <style:table-column-properties fo:break-before="auto" style:column-width="0.1173in"/>
    </style:style>
    <style:style style:name="co6" style:family="table-column">
      <style:table-column-properties fo:break-before="auto" style:column-width="0.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Tasks</text:p>
          </table:table-cell>
          <table:table-cell table:style-name="ce1"/>
          <table:table-cell table:style-name="ce5" office:value-type="string">
            <text:p>Total</text:p>
            <text:p>Time</text:p>
          </table:table-cell>
          <table:table-cell table:style-name="ce4" table:formula="of:=SUM([.C2:.C21])" office:value-type="time" office:time-value="PT17H00M00S">
            <text:p>17:00</text:p>
          </table:table-cell>
          <table:table-cell/>
        </table:table-row>
        <table:table-row table:style-name="ro1">
          <table:table-cell table:style-name="ce2" office:value-type="date" office:date-value="2013-08-01T12:30:00">
            <text:p>2013-08-01 12:30:00</text:p>
          </table:table-cell>
          <table:table-cell table:style-name="ce2" office:value-type="date" office:date-value="2013-08-01T15:00:00">
            <text:p>2013-08-01 15:00:00</text:p>
          </table:table-cell>
          <table:table-cell table:style-name="ce4" table:formula="of:=[.B2]-[.A2]" office:value-type="time" office:time-value="PT02H30M00S">
            <text:p>02:30</text:p>
          </table:table-cell>
          <table:table-cell office:value-type="string">
            <text:p>Design Doc &amp; Iteration Schedule</text:p>
            <text:p>Asset List</text:p>
          </table:table-cell>
          <table:table-cell/>
          <table:table-cell table:style-name="ce6" office:value-type="string">
            <text:p>Average </text:p>
            <text:p>Length</text:p>
          </table:table-cell>
          <table:table-cell table:style-name="ce4" table:formula="of:=AVERAGE([.C2:.C22])" office:value-type="time" office:time-value="PT01H42M00S">
            <text:p>01:42</text:p>
          </table:table-cell>
          <table:table-cell/>
        </table:table-row>
        <table:table-row table:style-name="ro2">
          <table:table-cell table:style-name="ce2" office:value-type="date" office:date-value="2013-08-12T19:00:00">
            <text:p>2013-08-12 19:00:00</text:p>
          </table:table-cell>
          <table:table-cell table:style-name="ce2" office:value-type="date" office:date-value="2013-08-12T21:00:00">
            <text:p>2013-08-12 21:00:00</text:p>
          </table:table-cell>
          <table:table-cell table:style-name="ce4" table:formula="of:=[.B3]-[.A3]" office:value-type="time" office:time-value="PT02H00M00S">
            <text:p>02:00</text:p>
          </table:table-cell>
          <table:table-cell office:value-type="string">
            <text:p>Art and medieval mockup</text:p>
          </table:table-cell>
          <table:table-cell table:number-columns-repeated="4"/>
        </table:table-row>
        <table:table-row table:style-name="ro3">
          <table:table-cell table:style-name="ce2" office:value-type="date" office:date-value="2013-08-13T12:40:00">
            <text:p>2013-08-13 12:40:00</text:p>
          </table:table-cell>
          <table:table-cell table:style-name="ce2" office:value-type="date" office:date-value="2013-08-13T15:40:00">
            <text:p>2013-08-13 15:40:00</text:p>
          </table:table-cell>
          <table:table-cell table:style-name="ce4" table:formula="of:=[.B4]-[.A4]" office:value-type="time" office:time-value="PT03H00M00S">
            <text:p>03:00</text:p>
          </table:table-cell>
          <table:table-cell office:value-type="string">
            <text:p>Setting up repos, tileset</text:p>
            <text:p>Player, Level generation, </text:p>
            <text:p>Drawing base code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8-13T16:30:00">
            <text:p>2013-08-13 16:30:00</text:p>
          </table:table-cell>
          <table:table-cell table:style-name="ce2" office:value-type="date" office:date-value="2013-08-13T18:00:00">
            <text:p>2013-08-13 18:00:00</text:p>
          </table:table-cell>
          <table:table-cell table:style-name="ce4" table:formula="of:=[.B5]-[.A5]" office:value-type="time" office:time-value="PT01H30M00S">
            <text:p>01:30</text:p>
          </table:table-cell>
          <table:table-cell office:value-type="string">
            <text:p>Procedural Level generation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8-14T19:00:00">
            <text:p>2013-08-14 19:00:00</text:p>
          </table:table-cell>
          <table:table-cell table:style-name="ce2" office:value-type="date" office:date-value="2013-08-14T20:00:00">
            <text:p>2013-08-14 20:00:00</text:p>
          </table:table-cell>
          <table:table-cell table:style-name="ce4" table:formula="of:=[.B6]-[.A6]" office:value-type="time" office:time-value="PT01H00M00S">
            <text:p>01:00</text:p>
          </table:table-cell>
          <table:table-cell office:value-type="string">
            <text:p>Refactoring, Collision Detection v1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8-14T22:45:00">
            <text:p>2013-08-14 22:45:00</text:p>
          </table:table-cell>
          <table:table-cell table:style-name="ce2" office:value-type="date" office:date-value="2013-08-14T23:45:00">
            <text:p>2013-08-14 23:45:00</text:p>
          </table:table-cell>
          <table:table-cell table:style-name="ce4" table:formula="of:=[.B7]-[.A7]" office:value-type="time" office:time-value="PT01H00M00S">
            <text:p>01:00</text:p>
          </table:table-cell>
          <table:table-cell office:value-type="string">
            <text:p>Collision Detection v2</text:p>
          </table:table-cell>
          <table:table-cell/>
          <table:table-cell table:style-name="ce7" office:value-type="string" table:number-columns-spanned="3" table:number-rows-spanned="1">
            <text:p>Clean up collision code, maybe radius</text:p>
          </table:table-cell>
          <table:covered-table-cell table:number-columns-repeated="2"/>
        </table:table-row>
        <table:table-row table:style-name="ro4">
          <table:table-cell table:style-name="ce2" office:value-type="date" office:date-value="2013-08-15T19:00:00">
            <text:p>2013-08-15 19:00:00</text:p>
          </table:table-cell>
          <table:table-cell table:style-name="ce2" office:value-type="date" office:date-value="2013-08-15T20:30:00">
            <text:p>2013-08-15 20:30:00</text:p>
          </table:table-cell>
          <table:table-cell table:style-name="ce4" table:formula="of:=[.B8]-[.A8]" office:value-type="time" office:time-value="PT01H30M00S">
            <text:p>01:30</text:p>
          </table:table-cell>
          <table:table-cell office:value-type="string">
            <text:p>Art,</text:p>
            <text:p>Horse,</text:p>
            <text:p>Follow Behavior / Command system</text:p>
            <text:p>Crappy effects</text:p>
          </table:table-cell>
          <table:table-cell/>
          <table:table-cell table:style-name="ce7" office:value-type="string" table:number-columns-spanned="3" table:number-rows-spanned="1">
            <text:p>Clean up entity code</text:p>
          </table:table-cell>
          <table:covered-table-cell table:number-columns-repeated="2"/>
        </table:table-row>
        <table:table-row table:style-name="ro2">
          <table:table-cell table:style-name="ce2" office:value-type="date" office:date-value="2013-08-21T12:45:00">
            <text:p>2013-08-21 12:45:00</text:p>
          </table:table-cell>
          <table:table-cell table:style-name="ce2" office:value-type="date" office:date-value="2013-08-21T14:00:00">
            <text:p>2013-08-21 14:00:00</text:p>
          </table:table-cell>
          <table:table-cell table:style-name="ce4" table:formula="of:=[.B9]-[.A9]" office:value-type="time" office:time-value="PT01H15M00S">
            <text:p>01:15</text:p>
          </table:table-cell>
          <table:table-cell office:value-type="string">
            <text:p>Art</text:p>
          </table:table-cell>
          <table:table-cell table:number-columns-repeated="4"/>
        </table:table-row>
        <table:table-row table:style-name="ro5">
          <table:table-cell table:style-name="ce2" office:value-type="date" office:date-value="2013-08-23T13:45:00">
            <text:p>2013-08-23 13:45:00</text:p>
          </table:table-cell>
          <table:table-cell table:style-name="ce2" office:value-type="date" office:date-value="2013-08-23T15:00:00">
            <text:p>2013-08-23 15:00:00</text:p>
          </table:table-cell>
          <table:table-cell table:style-name="ce4" table:formula="of:=[.B10]-[.A10]" office:value-type="time" office:time-value="PT01H15M00S">
            <text:p>01:15</text:p>
          </table:table-cell>
          <table:table-cell office:value-type="string">
            <text:p>Refactoring – States, Borka layout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8-23T15:45:00">
            <text:p>2013-08-23 15:45:00</text:p>
          </table:table-cell>
          <table:table-cell table:style-name="ce2" office:value-type="date" office:date-value="2013-08-23T17:45:00">
            <text:p>2013-08-23 17:45:00</text:p>
          </table:table-cell>
          <table:table-cell table:style-name="ce4" table:formula="of:=[.B11]-[.A11]" office:value-type="time" office:time-value="PT02H00M00S">
            <text:p>02:00</text:p>
          </table:table-cell>
          <table:table-cell table:number-columns-repeated="5"/>
        </table:table-row>
        <table:table-row table:style-name="ro2" table:number-rows-repeated="13">
          <table:table-cell table:style-name="ce2" table:number-columns-repeated="2"/>
          <table:table-cell table:number-columns-repeated="6"/>
        </table:table-row>
        <table:table-row table:style-name="ro2" table:number-rows-repeated="104855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 style:data-style-name="N2" text:time-value="0000-00-00T13:49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2:52:51</meta:creation-date>
    <meta:generator>LibreOffice/4.0.2.2$Linux_X86_64 LibreOffice_project/400m0$Build-2</meta:generator>
    <dc:date>2013-08-23T17:46:07</dc:date>
    <meta:editing-duration>P1DT11H55M55S</meta:editing-duration>
    <meta:editing-cycles>38</meta:editing-cycles>
    <meta:document-statistic meta:table-count="1" meta:cell-count="49" meta:object-count="0"/>
  </office:meta>
</office:document-meta>
</file>